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400000177843E31A4324F1296.jpg" manifest:media-type="image/jpeg"/>
  <manifest:file-entry manifest:full-path="Pictures/10000201000000B500000036E313638703C169D3.png" manifest:media-type="image/png"/>
  <manifest:file-entry manifest:full-path="Pictures/10000000000001AD00000149AF9334E686EFC672.png" manifest:media-type="image/png"/>
  <manifest:file-entry manifest:full-path="Pictures/10000000000002A8000001AAAF2633A30BF599A5.jpg" manifest:media-type="image/jpeg"/>
  <manifest:file-entry manifest:full-path="Pictures/10000201000003060000023F69910DCA48FFCA08.png" manifest:media-type="image/png"/>
  <manifest:file-entry manifest:full-path="Pictures/10000201000000610000002987BD1ABCFCCE725B.png" manifest:media-type="image/png"/>
  <manifest:file-entry manifest:full-path="Pictures/100000000000025900000153BC93108995F1A448.png" manifest:media-type="image/png"/>
  <manifest:file-entry manifest:full-path="Pictures/1000000000000174000000EBBCC5ED27AA30A751.png" manifest:media-type="image/png"/>
  <manifest:file-entry manifest:full-path="Pictures/10000201000002E20000027C9546FEC6F5B91371.png" manifest:media-type="image/png"/>
  <manifest:file-entry manifest:full-path="Pictures/10000000000001AE0000012CAFABBFE496364AA6.jpg" manifest:media-type="image/jpeg"/>
  <manifest:file-entry manifest:full-path="Pictures/10000000000002CA00000167A203045F2714886A.png" manifest:media-type="image/png"/>
  <manifest:file-entry manifest:full-path="Pictures/10000201000002D40000020E4CBA6254B1375C50.png" manifest:media-type="image/png"/>
  <manifest:file-entry manifest:full-path="Pictures/10000201000002490000001E3FB6F24485859820.png" manifest:media-type="image/png"/>
  <manifest:file-entry manifest:full-path="Pictures/10000201000000530000002102E8CE8B048434F6.png" manifest:media-type="image/png"/>
  <manifest:file-entry manifest:full-path="Pictures/1000020100000150000000900B01323094EFEB2D.png" manifest:media-type="image/png"/>
  <manifest:file-entry manifest:full-path="Pictures/100002010000015000000037F93763D5B07B5B23.png" manifest:media-type="image/png"/>
  <manifest:file-entry manifest:full-path="Pictures/10000201000002F3000001E4D7CB80E1C96FFBFE.png" manifest:media-type="image/png"/>
  <manifest:file-entry manifest:full-path="Pictures/10000201000000510000002401B1B27691575831.png" manifest:media-type="image/png"/>
  <manifest:file-entry manifest:full-path="Pictures/1000020100000144000000A688791D2DE74A3298.png" manifest:media-type="image/png"/>
  <manifest:file-entry manifest:full-path="Pictures/100000000000014C000000593BE5C475A1B3B873.png" manifest:media-type="image/png"/>
  <manifest:file-entry manifest:full-path="Pictures/10000000000002A800000057DCF9C6E211E6C487.png" manifest:media-type="image/png"/>
  <manifest:file-entry manifest:full-path="Pictures/10000000000002ED00000167794AC34A2287D66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3" style:family="graphic" style:parent-style-name="standard">
      <style:graphic-properties draw:textarea-horizontal-align="justify" draw:textarea-vertical-align="top" draw:auto-grow-height="false" fo:min-height="9.35cm" fo:min-width="4.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5" style:family="graphic" style:parent-style-name="standard">
      <style:graphic-properties svg:stroke-width="0.106cm" svg:stroke-color="#ff6600" draw:marker-start-width="0.359cm" draw:marker-end-width="0.359cm" svg:stroke-opacity="100%" svg:stroke-linecap="square" draw:fill="none" draw:textarea-horizontal-align="justify" draw:textarea-vertical-align="middle" draw:auto-grow-height="false" fo:min-height="0.444cm" fo:min-width="0.694cm" fo:padding-top="0.178cm" fo:padding-bottom="0.178cm" fo:padding-left="0.303cm" fo:padding-right="0.303cm"/>
    </style:style>
    <style:style style:name="gr6" style:family="graphic" style:parent-style-name="standard">
      <style:graphic-properties svg:stroke-color="#ff3300" draw:fill-color="#ff3300" draw:textarea-horizontal-align="justify" draw:textarea-vertical-align="middle" draw:auto-grow-height="false" fo:min-height="0.174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06cm" svg:stroke-color="#ff6600" draw:marker-start-width="0.359cm" draw:marker-end-width="0.359cm" svg:stroke-opacity="100%" svg:stroke-linecap="square" draw:fill="none" draw:textarea-horizontal-align="justify" draw:textarea-vertical-align="middle" draw:auto-grow-height="false" fo:min-height="0.444cm" fo:min-width="0.394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6600" draw:marker-start-width="0.359cm" draw:marker-end-width="0.359cm" svg:stroke-opacity="100%" svg:stroke-linecap="square" draw:fill="none" draw:textarea-horizontal-align="justify" draw:textarea-vertical-align="middle" draw:auto-grow-height="false" fo:min-height="0.444cm" fo:min-width="1.094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ff6600" draw:marker-start-width="0.359cm" draw:marker-end-width="0.359cm" svg:stroke-opacity="100%" svg:stroke-linecap="square" draw:fill="none" draw:textarea-horizontal-align="justify" draw:textarea-vertical-align="middle" draw:auto-grow-height="false" fo:min-height="1.244cm" fo:min-width="2.057cm" fo:padding-top="0.178cm" fo:padding-bottom="0.178cm" fo:padding-left="0.303cm" fo:padding-right="0.303cm"/>
    </style:style>
    <style:style style:name="gr11" style:family="graphic" style:parent-style-name="standard">
      <style:graphic-properties draw:textarea-horizontal-align="justify" draw:textarea-vertical-align="top" draw:auto-grow-height="false" fo:min-height="9.35cm" fo:min-width="2.7cm"/>
    </style:style>
    <style:style style:name="gr12" style:family="graphic" style:parent-style-name="standard">
      <style:graphic-properties svg:stroke-width="0.106cm" svg:stroke-color="#ff6600" draw:marker-start-width="0.359cm" draw:marker-end-width="0.359cm" svg:stroke-opacity="100%" svg:stroke-linecap="square" draw:fill="none" draw:textarea-horizontal-align="justify" draw:textarea-vertical-align="middle" draw:auto-grow-height="false" fo:min-height="0.444cm" fo:min-width="1.29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6600" draw:marker-start-width="0.359cm" draw:marker-end-width="0.359cm" svg:stroke-opacity="100%" svg:stroke-linecap="square" draw:fill="none" draw:textarea-horizontal-align="justify" draw:textarea-vertical-align="middle" draw:auto-grow-height="false" fo:min-height="0.444cm" fo:min-width="1.594cm" fo:padding-top="0.178cm" fo:padding-bottom="0.178cm" fo:padding-left="0.303cm" fo:padding-right="0.303cm"/>
    </style:style>
    <style:style style:name="gr14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16" style:family="graphic" style:parent-style-name="standard">
      <style:graphic-properties svg:stroke-width="0.106cm" svg:stroke-color="#ff6600" draw:marker-start-width="0.359cm" draw:marker-end-width="0.359cm" svg:stroke-opacity="100%" svg:stroke-linecap="square" draw:fill="none" draw:textarea-horizontal-align="justify" draw:textarea-vertical-align="middle" draw:auto-grow-height="false" fo:min-height="0.444cm" fo:min-width="1.394cm" fo:padding-top="0.178cm" fo:padding-bottom="0.178cm" fo:padding-left="0.303cm" fo:padding-right="0.303cm"/>
    </style:style>
    <style:style style:name="pr1" style:family="presentation" style:parent-style-name="기본값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3300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fo:font-size="18pt"/>
    </style:style>
    <style:style style:name="P9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0.729cm" svg:height="15.4cm" svg:x="0.4cm" svg:y="3.3cm">
          <draw:image xlink:href="Pictures/10000201000003060000023F69910DCA48FFCA08.png" xlink:type="simple" xlink:show="embed" xlink:actuate="onLoad">
            <text:p/>
          </draw:image>
        </draw:frame>
        <draw:frame draw:style-name="gr2" draw:text-style-name="P2" draw:layer="layout" svg:width="4.4cm" svg:height="0.899cm" svg:x="2.8cm" svg:y="0.8cm">
          <draw:text-box>
            <text:p><text:span text:style-name="T1">0. </text:span><text:span text:style-name="T1">메인</text:span></text:p>
          </draw:text-box>
        </draw:frame>
        <draw:custom-shape draw:style-name="gr3" draw:text-style-name="P3" draw:layer="layout" svg:width="5.4cm" svg:height="9.6cm" svg:x="22cm" svg:y="3.6cm">
          <text:p text:style-name="P3"><text:span text:style-name="T1">스토리 설명</text:span></text:p>
          <text:p text:style-name="P3"><text:span text:style-name="T2"/></text:p>
          <text:p text:style-name="P3"><text:span text:style-name="T3">1. </text:span><text:span text:style-name="T3">회원가입</text:span></text:p>
          <text:p text:style-name="P3"><text:span text:style-name="T3"/></text:p>
          <text:p text:style-name="P3"><text:span text:style-name="T3">2. </text:span><text:span text:style-name="T3">로그인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802cm" svg:height="4.4cm" svg:x="12.9cm" svg:y="13.4cm">
          <draw:image xlink:href="Pictures/100000000000025900000153BC93108995F1A448.png" xlink:type="simple" xlink:show="embed" xlink:actuate="onLoad">
            <text:p/>
          </draw:image>
        </draw:frame>
        <draw:frame draw:style-name="gr1" draw:text-style-name="P1" draw:layer="layout" svg:width="11.591cm" svg:height="7.261cm" svg:x="1.009cm" svg:y="8.6cm">
          <draw:image xlink:href="Pictures/10000000000002A8000001AAAF2633A30BF599A5.jpg" xlink:type="simple" xlink:show="embed" xlink:actuate="onLoad">
            <text:p/>
          </draw:image>
        </draw:frame>
        <draw:frame draw:style-name="gr4" draw:text-style-name="P4" draw:layer="layout" svg:width="4.4cm" svg:height="0.818cm" svg:x="13cm" svg:y="7.282cm">
          <draw:text-box>
            <text:p><text:span text:style-name="T4">공지사항</text:span></text:p>
          </draw:text-box>
        </draw:frame>
        <draw:frame draw:style-name="gr4" draw:text-style-name="P4" draw:layer="layout" svg:width="4.4cm" svg:height="0.818cm" svg:x="13cm" svg:y="12.582cm">
          <draw:text-box>
            <text:p><text:span text:style-name="T4">게시판</text:span></text:p>
          </draw:text-box>
        </draw:frame>
        <draw:frame draw:style-name="gr1" draw:text-style-name="P1" draw:layer="layout" svg:width="7.039cm" svg:height="4.446cm" svg:x="13.361cm" svg:y="8cm">
          <draw:image xlink:href="Pictures/1000000000000174000000EBBCC5ED27AA30A751.png" xlink:type="simple" xlink:show="embed" xlink:actuate="onLoad">
            <text:p/>
          </draw:image>
        </draw:frame>
        <draw:custom-shape draw:style-name="gr5" draw:text-style-name="P1" draw:layer="layout" svg:width="1.3cm" svg:height="0.8cm" svg:x="19.5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6cm" svg:height="0.6cm" svg:x="20.5cm" svg:y="3.6cm">
          <text:p text:style-name="P5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3cm" svg:height="0.8cm" svg:x="18.2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18.9cm" svg:y="3.6cm">
          <text:p text:style-name="P5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draw:style-name="gr1" draw:text-style-name="P1" draw:layer="layout" svg:width="20.729cm" svg:height="15.4cm" svg:x="0.4cm" svg:y="3.3cm">
          <draw:image xlink:href="Pictures/10000201000003060000023F69910DCA48FFCA08.png" xlink:type="simple" xlink:show="embed" xlink:actuate="onLoad">
            <text:p/>
          </draw:image>
        </draw:frame>
        <draw:frame draw:style-name="gr2" draw:text-style-name="P2" draw:layer="layout" svg:width="4.4cm" svg:height="0.899cm" svg:x="2.8cm" svg:y="0.8cm">
          <draw:text-box>
            <text:p><text:span text:style-name="T1">1. </text:span><text:span text:style-name="T1">회원가입</text:span></text:p>
          </draw:text-box>
        </draw:frame>
        <draw:custom-shape draw:style-name="gr3" draw:text-style-name="P8" draw:layer="layout" svg:width="5.4cm" svg:height="9.6cm" svg:x="22cm" svg:y="3.6cm">
          <text:p text:style-name="P3"><text:span text:style-name="T1">스토리 설명</text:span></text:p>
          <text:p text:style-name="P3"><text:span text:style-name="T2"/></text:p>
          <text:p text:style-name="P3"><text:span text:style-name="T3">1. </text:span><text:span text:style-name="T3">회원가입</text:span></text:p>
          <text:p text:style-name="P3"><text:span text:style-name="T3"/></text:p>
          <text:p text:style-name="P3"><text:span text:style-name="T3">2. </text:span><text:span text:style-name="T3">로그인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4cm" svg:height="0.818cm" svg:x="5.2cm" svg:y="6.7cm">
          <draw:text-box>
            <text:p><text:span text:style-name="T2">회원가입</text:span></text:p>
          </draw:text-box>
        </draw:frame>
        <draw:frame draw:style-name="gr1" draw:text-style-name="P1" draw:layer="layout" svg:width="12.3cm" svg:height="10.601cm" svg:x="6.1cm" svg:y="7.358cm">
          <draw:image xlink:href="Pictures/10000201000002E20000027C9546FEC6F5B91371.png" xlink:type="simple" xlink:show="embed" xlink:actuate="onLoad">
            <text:p/>
          </draw:image>
        </draw:frame>
        <draw:custom-shape draw:style-name="gr8" draw:text-style-name="P1" draw:layer="layout" svg:width="1cm" svg:height="0.8cm" svg:x="11.3cm" svg:y="17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12cm" svg:y="17.1cm">
          <text:p text:style-name="P5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draw:frame draw:style-name="gr1" draw:text-style-name="P1" draw:layer="layout" svg:width="20.729cm" svg:height="15.4cm" svg:x="0.4cm" svg:y="3.3cm">
          <draw:image xlink:href="Pictures/10000201000003060000023F69910DCA48FFCA08.png" xlink:type="simple" xlink:show="embed" xlink:actuate="onLoad">
            <text:p/>
          </draw:image>
        </draw:frame>
        <draw:frame draw:style-name="gr2" draw:text-style-name="P2" draw:layer="layout" svg:width="4.4cm" svg:height="0.899cm" svg:x="2.8cm" svg:y="0.8cm">
          <draw:text-box>
            <text:p><text:span text:style-name="T1">2. </text:span><text:span text:style-name="T1">로그인</text:span></text:p>
          </draw:text-box>
        </draw:frame>
        <draw:custom-shape draw:style-name="gr3" draw:text-style-name="P8" draw:layer="layout" svg:width="5.4cm" svg:height="9.6cm" svg:x="22cm" svg:y="3.6cm">
          <text:p text:style-name="P3"><text:span text:style-name="T1">스토리 설명</text:span></text:p>
          <text:p text:style-name="P3"><text:span text:style-name="T2"/></text:p>
          <text:p text:style-name="P3"><text:span text:style-name="T3">1. </text:span><text:span text:style-name="T3">회원가입</text:span></text:p>
          <text:p text:style-name="P3"><text:span text:style-name="T3"/></text:p>
          <text:p text:style-name="P3"><text:span text:style-name="T3">2. </text:span><text:span text:style-name="T3">로그인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4cm" svg:height="0.818cm" svg:x="5.2cm" svg:y="6.7cm">
          <draw:text-box>
            <text:p><text:span text:style-name="T2">로그인</text:span></text:p>
          </draw:text-box>
        </draw:frame>
        <draw:frame draw:style-name="gr1" draw:text-style-name="P1" draw:layer="layout" svg:width="11.35cm" svg:height="8.704cm" svg:x="6.7cm" svg:y="8.196cm">
          <draw:image xlink:href="Pictures/10000000000001AD00000149AF9334E686EFC672.png" xlink:type="simple" xlink:show="embed" xlink:actuate="onLoad">
            <text:p/>
          </draw:image>
        </draw:frame>
        <draw:custom-shape draw:style-name="gr9" draw:text-style-name="P1" draw:layer="layout" svg:width="1.7cm" svg:height="0.8cm" svg:x="11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6cm" svg:height="0.6cm" svg:x="12.9cm" svg:y="13.2cm">
          <text:p text:style-name="P5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draw:frame draw:style-name="gr1" draw:text-style-name="P1" draw:layer="layout" svg:width="20.729cm" svg:height="15.4cm" svg:x="0.4cm" svg:y="3.3cm">
          <draw:image xlink:href="Pictures/10000201000003060000023F69910DCA48FFCA08.png" xlink:type="simple" xlink:show="embed" xlink:actuate="onLoad">
            <text:p/>
          </draw:image>
        </draw:frame>
        <draw:frame draw:style-name="gr2" draw:text-style-name="P2" draw:layer="layout" svg:width="4.4cm" svg:height="0.899cm" svg:x="2.8cm" svg:y="0.8cm">
          <draw:text-box>
            <text:p><text:span text:style-name="T1">3. </text:span><text:span text:style-name="T1">토익스피킹 </text:span></text:p>
          </draw:text-box>
        </draw:frame>
        <draw:custom-shape draw:style-name="gr3" draw:text-style-name="P8" draw:layer="layout" svg:width="5.4cm" svg:height="9.6cm" svg:x="22cm" svg:y="3.6cm">
          <text:p text:style-name="P3"><text:span text:style-name="T1">스토리 설명</text:span></text:p>
          <text:p text:style-name="P3"><text:span text:style-name="T2"/></text:p>
          <text:p text:style-name="P3"><text:span text:style-name="T3">1. </text:span><text:span text:style-name="T3">토익스피킹</text:span></text:p>
          <text:p text:style-name="P3"><text:span text:style-name="T3"/></text:p>
          <text:p text:style-name="P3"><text:span text:style-name="T3">2.</text:span><text:span text:style-name="T3">타이머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4cm" svg:height="0.818cm" svg:x="5.2cm" svg:y="6.7cm">
          <draw:text-box>
            <text:p><text:span text:style-name="T2">토익스피킹</text:span></text:p>
          </draw:text-box>
        </draw:frame>
        <draw:frame draw:style-name="gr1" draw:text-style-name="P1" draw:layer="layout" svg:width="4.788cm" svg:height="1.427cm" svg:x="16.2cm" svg:y="3.573cm">
          <draw:image xlink:href="Pictures/10000201000000B500000036E313638703C169D3.png" xlink:type="simple" xlink:show="embed" xlink:actuate="onLoad">
            <text:p/>
          </draw:image>
        </draw:frame>
        <draw:frame draw:style-name="gr1" draw:text-style-name="P1" draw:layer="layout" svg:width="2.565cm" svg:height="1.083cm" svg:x="11.397cm" svg:y="15.133cm">
          <draw:image xlink:href="Pictures/10000201000000610000002987BD1ABCFCCE725B.png" xlink:type="simple" xlink:show="embed" xlink:actuate="onLoad">
            <text:p/>
          </draw:image>
        </draw:frame>
        <draw:frame draw:style-name="gr1" draw:text-style-name="P1" draw:layer="layout" svg:width="13cm" svg:height="9.07cm" svg:x="5.8cm" svg:y="7.8cm">
          <draw:image xlink:href="Pictures/10000000000001AE0000012CAFABBFE496364AA6.jpg" xlink:type="simple" xlink:show="embed" xlink:actuate="onLoad">
            <text:p/>
          </draw:image>
        </draw:frame>
        <draw:frame draw:style-name="gr1" draw:text-style-name="P1" draw:layer="layout" svg:width="2.565cm" svg:height="1.083cm" svg:x="11.398cm" svg:y="15.134cm">
          <draw:image xlink:href="Pictures/10000201000000610000002987BD1ABCFCCE725B.png" xlink:type="simple" xlink:show="embed" xlink:actuate="onLoad">
            <text:p/>
          </draw:image>
        </draw:frame>
        <draw:custom-shape draw:style-name="gr9" draw:text-style-name="P1" draw:layer="layout" svg:width="1.7cm" svg:height="0.8cm" svg:x="4.9cm" svg:y="5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6.3cm" svg:y="5.1cm">
          <text:p text:style-name="P5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663cm" svg:height="1.6cm" svg:x="11.3cm" svg:y="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13.9cm" svg:y="14.7cm">
          <text:p text:style-name="P5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draw:frame draw:style-name="gr1" draw:text-style-name="P1" draw:layer="layout" svg:width="20.729cm" svg:height="15.4cm" svg:x="0.4cm" svg:y="3.3cm">
          <draw:image xlink:href="Pictures/10000201000003060000023F69910DCA48FFCA08.png" xlink:type="simple" xlink:show="embed" xlink:actuate="onLoad">
            <text:p/>
          </draw:image>
        </draw:frame>
        <draw:frame draw:style-name="gr2" draw:text-style-name="P2" draw:layer="layout" svg:width="4.4cm" svg:height="0.899cm" svg:x="2.8cm" svg:y="0.8cm">
          <draw:text-box>
            <text:p><text:span text:style-name="T1">4. </text:span><text:span text:style-name="T1">유형 별 문제</text:span></text:p>
          </draw:text-box>
        </draw:frame>
        <draw:custom-shape draw:style-name="gr3" draw:text-style-name="P8" draw:layer="layout" svg:width="5.4cm" svg:height="9.6cm" svg:x="22cm" svg:y="3.6cm">
          <text:p text:style-name="P3"><text:span text:style-name="T1">스토리 설명</text:span></text:p>
          <text:p text:style-name="P3"><text:span text:style-name="T2"/></text:p>
          <text:p text:style-name="P3"><text:span text:style-name="T3">1. </text:span><text:span text:style-name="T3">유형 별 문제</text:span></text:p>
          <text:p text:style-name="P3"><text:span text:style-name="T3"/></text:p>
          <text:p text:style-name="P3"><text:span text:style-name="T3">2. </text:span><text:span text:style-name="T3">파트 Ⅶ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513cm" svg:height="7.8cm" svg:x="5cm" svg:y="8.9cm">
          <draw:image xlink:href="Pictures/10000000000002CA00000167A203045F2714886A.png" xlink:type="simple" xlink:show="embed" xlink:actuate="onLoad">
            <text:p/>
          </draw:image>
        </draw:frame>
        <draw:custom-shape draw:style-name="gr11" draw:text-style-name="P10" draw:layer="layout" svg:width="3.2cm" svg:height="9.6cm" svg:x="1cm" svg:y="7.5cm">
          <text:p text:style-name="P3"><text:span text:style-name="T2"/></text:p>
          <text:p text:style-name="P3"><text:span text:style-name="T2">유형별 문제</text:span></text:p>
          <text:p text:style-name="P3"><text:span text:style-name="T2"/></text:p>
          <text:p text:style-name="P3"><text:span text:style-name="T6"><text:s text:c="3"/></text:span><text:span text:style-name="T6">파트 Ⅰ</text:span></text:p>
          <text:p text:style-name="P3"><text:span text:style-name="T6"/></text:p>
          <text:p text:style-name="P3"><text:span text:style-name="T6"><text:s text:c="3"/></text:span><text:span text:style-name="T6">파트 Ⅱ</text:span></text:p>
          <text:p text:style-name="P3"><text:span text:style-name="T6"/></text:p>
          <text:p text:style-name="P3"><text:span text:style-name="T6"><text:s text:c="3"/></text:span><text:span text:style-name="T6">파트 Ⅲ</text:span></text:p>
          <text:p text:style-name="P3"><text:span text:style-name="T6"/></text:p>
          <text:p text:style-name="P3"><text:span text:style-name="T6"><text:s text:c="3"/></text:span><text:span text:style-name="T6">파트 Ⅳ</text:span></text:p>
          <text:p text:style-name="P3"><text:span text:style-name="T6"/></text:p>
          <text:p text:style-name="P3"><text:span text:style-name="T6"><text:s text:c="3"/></text:span><text:span text:style-name="T6">파트 Ⅴ</text:span></text:p>
          <text:p text:style-name="P3"><text:span text:style-name="T6"/></text:p>
          <text:p text:style-name="P3"><text:span text:style-name="T6"><text:s text:c="3"/></text:span><text:span text:style-name="T6">파트 Ⅵ</text:span></text:p>
          <text:p text:style-name="P3"><text:span text:style-name="T6"/></text:p>
          <text:p text:style-name="P3"><text:span text:style-name="T6"><text:s text:c="3"/></text:span><text:span text:style-name="T6">파트 Ⅶ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4cm" svg:height="0.818cm" svg:x="5.2cm" svg:y="6.7cm">
          <draw:text-box>
            <text:p><text:span text:style-name="T2">파트 </text:span><text:span text:style-name="T6">Ⅶ</text:span></text:p>
          </draw:text-box>
        </draw:frame>
        <draw:frame draw:style-name="gr1" draw:text-style-name="P1" draw:layer="layout" svg:width="4.788cm" svg:height="1.427cm" svg:x="16.2cm" svg:y="3.574cm">
          <draw:image xlink:href="Pictures/10000201000000B500000036E313638703C169D3.png" xlink:type="simple" xlink:show="embed" xlink:actuate="onLoad">
            <text:p/>
          </draw:image>
        </draw:frame>
        <draw:frame draw:style-name="gr1" draw:text-style-name="P1" draw:layer="layout" svg:width="2.565cm" svg:height="1.083cm" svg:x="11.397cm" svg:y="15.133cm">
          <draw:image xlink:href="Pictures/10000201000000610000002987BD1ABCFCCE725B.png" xlink:type="simple" xlink:show="embed" xlink:actuate="onLoad">
            <text:p/>
          </draw:image>
        </draw:frame>
        <draw:custom-shape draw:style-name="gr12" draw:text-style-name="P1" draw:layer="layout" svg:width="1.9cm" svg:height="0.8cm" svg:x="1.5cm" svg:y="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3.1cm" svg:y="14.7cm">
          <text:p text:style-name="P5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7cm" svg:height="0.8cm" svg:x="8.5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6cm" svg:height="0.6cm" svg:x="9.9cm" svg:y="5.2cm">
          <text:p text:style-name="P5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draw:frame draw:style-name="gr1" draw:text-style-name="P1" draw:layer="layout" svg:width="20.729cm" svg:height="15.4cm" svg:x="0.4cm" svg:y="3.3cm">
          <draw:image xlink:href="Pictures/10000201000003060000023F69910DCA48FFCA08.png" xlink:type="simple" xlink:show="embed" xlink:actuate="onLoad">
            <text:p/>
          </draw:image>
        </draw:frame>
        <draw:frame draw:style-name="gr2" draw:text-style-name="P2" draw:layer="layout" svg:width="4.4cm" svg:height="0.899cm" svg:x="2.8cm" svg:y="0.8cm">
          <draw:text-box>
            <text:p><text:span text:style-name="T1">5. </text:span><text:span text:style-name="T1">게시판</text:span></text:p>
          </draw:text-box>
        </draw:frame>
        <draw:custom-shape draw:style-name="gr3" draw:text-style-name="P8" draw:layer="layout" svg:width="5.4cm" svg:height="9.6cm" svg:x="22cm" svg:y="3.6cm">
          <text:p text:style-name="P3"><text:span text:style-name="T1">스토리 설명</text:span></text:p>
          <text:p text:style-name="P3"><text:span text:style-name="T2"/></text:p>
          <text:p text:style-name="P3"><text:span text:style-name="T3">1.</text:span><text:span text:style-name="T3">게시판</text:span></text:p>
          <text:p text:style-name="P3"><text:span text:style-name="T3"/></text:p>
          <text:p text:style-name="P3"><text:span text:style-name="T3">2.</text:span><text:span text:style-name="T3">글쓰기</text:span></text:p>
          <text:p text:style-name="P3"><text:span text:style-name="T3"/></text:p>
          <text:p text:style-name="P3"><text:span text:style-name="T3">3.</text:span><text:span text:style-name="T3">글삭제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776cm" svg:height="9.282cm" svg:x="6.2cm" svg:y="7.818cm">
          <draw:image xlink:href="Pictures/10000201000002D40000020E4CBA6254B1375C50.png" xlink:type="simple" xlink:show="embed" xlink:actuate="onLoad">
            <text:p/>
          </draw:image>
        </draw:frame>
        <draw:frame draw:style-name="gr4" draw:text-style-name="P9" draw:layer="layout" svg:width="4.4cm" svg:height="0.818cm" svg:x="5.2cm" svg:y="6.7cm">
          <draw:text-box>
            <text:p><text:span text:style-name="T2">게시판</text:span></text:p>
          </draw:text-box>
        </draw:frame>
        <draw:frame draw:style-name="gr1" draw:text-style-name="P1" draw:layer="layout" svg:width="2.195cm" svg:height="0.872cm" svg:x="16.605cm" svg:y="17.128cm">
          <draw:image xlink:href="Pictures/10000201000000530000002102E8CE8B048434F6.png" xlink:type="simple" xlink:show="embed" xlink:actuate="onLoad">
            <text:p/>
          </draw:image>
        </draw:frame>
        <draw:frame draw:style-name="gr1" draw:text-style-name="P1" draw:layer="layout" svg:width="4.788cm" svg:height="1.427cm" svg:x="16.2cm" svg:y="3.574cm">
          <draw:image xlink:href="Pictures/10000201000000B500000036E313638703C169D3.png" xlink:type="simple" xlink:show="embed" xlink:actuate="onLoad">
            <text:p/>
          </draw:image>
        </draw:frame>
        <draw:custom-shape draw:style-name="gr8" draw:text-style-name="P1" draw:layer="layout" svg:width="1cm" svg:height="0.8cm" svg:x="12.4cm" svg:y="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13.1cm" svg:y="5.2cm">
          <text:p text:style-name="P5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2cm" svg:height="0.8cm" svg:x="16.6cm" svg:y="1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18.5cm" svg:y="16.9cm">
          <text:p text:style-name="P5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5.135cm" svg:height="2.2cm" svg:x="21.865cm" svg:y="14.8cm">
          <draw:image xlink:href="Pictures/1000020100000150000000900B01323094EFEB2D.png" xlink:type="simple" xlink:show="embed" xlink:actuate="onLoad">
            <text:p/>
          </draw:image>
        </draw:frame>
        <draw:custom-shape draw:style-name="gr8" draw:text-style-name="P1" draw:layer="layout" svg:width="1cm" svg:height="0.8cm" svg:x="23.5cm" svg:y="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24.2cm" svg:y="15.8cm">
          <text:p text:style-name="P5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draw:frame draw:style-name="gr1" draw:text-style-name="P1" draw:layer="layout" svg:width="20.729cm" svg:height="15.4cm" svg:x="0.4cm" svg:y="3.3cm">
          <draw:image xlink:href="Pictures/10000201000003060000023F69910DCA48FFCA08.png" xlink:type="simple" xlink:show="embed" xlink:actuate="onLoad">
            <text:p/>
          </draw:image>
        </draw:frame>
        <draw:frame draw:style-name="gr2" draw:text-style-name="P2" draw:layer="layout" svg:width="4.4cm" svg:height="0.899cm" svg:x="2.8cm" svg:y="0.8cm">
          <draw:text-box>
            <text:p><text:span text:style-name="T1">6. </text:span><text:span text:style-name="T1">게시판 등록</text:span></text:p>
          </draw:text-box>
        </draw:frame>
        <draw:custom-shape draw:style-name="gr3" draw:text-style-name="P8" draw:layer="layout" svg:width="5.4cm" svg:height="9.6cm" svg:x="22cm" svg:y="3.6cm">
          <text:p text:style-name="P3"><text:span text:style-name="T1">스토리 설명</text:span></text:p>
          <text:p text:style-name="P3"><text:span text:style-name="T2"/></text:p>
          <text:p text:style-name="P3"><text:span text:style-name="T3">1. </text:span><text:span text:style-name="T3">게시판 등록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4cm" svg:height="0.818cm" svg:x="6.1cm" svg:y="6.8cm">
          <draw:text-box>
            <text:p><text:span text:style-name="T2">게시판 등록</text:span></text:p>
          </draw:text-box>
        </draw:frame>
        <draw:frame draw:style-name="gr1" draw:text-style-name="P1" draw:layer="layout" svg:width="13.116cm" svg:height="8.408cm" svg:x="6.4cm" svg:y="8.592cm">
          <draw:image xlink:href="Pictures/10000201000002F3000001E4D7CB80E1C96FFBFE.png" xlink:type="simple" xlink:show="embed" xlink:actuate="onLoad">
            <text:p/>
          </draw:image>
        </draw:frame>
        <draw:frame draw:style-name="gr1" draw:text-style-name="P1" draw:layer="layout" svg:width="13.079cm" svg:height="0.67cm" svg:x="6.621cm" svg:y="7.93cm">
          <draw:image xlink:href="Pictures/10000201000002490000001E3FB6F24485859820.png" xlink:type="simple" xlink:show="embed" xlink:actuate="onLoad">
            <text:p/>
          </draw:image>
        </draw:frame>
        <draw:frame draw:style-name="gr1" draw:text-style-name="P1" draw:layer="layout" svg:width="2.142cm" svg:height="0.951cm" svg:x="17.374cm" svg:y="16.949cm">
          <draw:image xlink:href="Pictures/10000201000000510000002401B1B27691575831.png" xlink:type="simple" xlink:show="embed" xlink:actuate="onLoad">
            <text:p/>
          </draw:image>
        </draw:frame>
        <draw:frame draw:style-name="gr1" draw:text-style-name="P1" draw:layer="layout" svg:width="4.788cm" svg:height="1.427cm" svg:x="16.2cm" svg:y="3.574cm">
          <draw:image xlink:href="Pictures/10000201000000B500000036E313638703C169D3.png" xlink:type="simple" xlink:show="embed" xlink:actuate="onLoad">
            <text:p/>
          </draw:image>
        </draw:frame>
        <draw:custom-shape draw:style-name="gr8" draw:text-style-name="P1" draw:layer="layout" svg:width="1cm" svg:height="0.8cm" svg:x="17.374cm" svg:y="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18.074cm" svg:y="16.8cm">
          <text:p text:style-name="P5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draw:frame draw:style-name="gr1" draw:text-style-name="P1" draw:layer="layout" svg:width="20.729cm" svg:height="15.4cm" svg:x="0.4cm" svg:y="3.3cm">
          <draw:image xlink:href="Pictures/10000201000003060000023F69910DCA48FFCA08.png" xlink:type="simple" xlink:show="embed" xlink:actuate="onLoad">
            <text:p/>
          </draw:image>
        </draw:frame>
        <draw:frame draw:style-name="gr15" draw:text-style-name="P2" draw:layer="layout" svg:width="5cm" svg:height="1.547cm" svg:x="2.8cm" svg:y="0.8cm">
          <draw:text-box>
            <text:p><text:span text:style-name="T1">7. </text:span><text:span text:style-name="T1">본인정보 관리</text:span></text:p>
          </draw:text-box>
        </draw:frame>
        <draw:custom-shape draw:style-name="gr3" draw:text-style-name="P8" draw:layer="layout" svg:width="5.4cm" svg:height="9.6cm" svg:x="22cm" svg:y="3.6cm">
          <text:p text:style-name="P3"><text:span text:style-name="T1">스토리 설명</text:span></text:p>
          <text:p text:style-name="P3"><text:span text:style-name="T2"/></text:p>
          <text:p text:style-name="P3"><text:span text:style-name="T3">1. </text:span><text:span text:style-name="T3">본인정보 관리</text:span></text:p>
          <text:p text:style-name="P3"><text:span text:style-name="T3"/></text:p>
          <text:p text:style-name="P3"><text:span text:style-name="T3">2.</text:span><text:span text:style-name="T3">수정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4cm" svg:height="0.818cm" svg:x="6.1cm" svg:y="6.8cm">
          <draw:text-box>
            <text:p><text:span text:style-name="T2">본인정보 수정</text:span></text:p>
          </draw:text-box>
        </draw:frame>
        <draw:frame draw:style-name="gr1" draw:text-style-name="P1" draw:layer="layout" svg:width="8.572cm" svg:height="4.391cm" svg:x="8.428cm" svg:y="12.6cm">
          <draw:image xlink:href="Pictures/1000020100000144000000A688791D2DE74A3298.png" xlink:type="simple" xlink:show="embed" xlink:actuate="onLoad">
            <text:p/>
          </draw:image>
        </draw:frame>
        <draw:frame draw:style-name="gr1" draw:text-style-name="P1" draw:layer="layout" svg:width="8cm" svg:height="2.144cm" draw:transform="skewX (-0.00785398163397449) rotate (-0.00785398163397424) translate (8.6cm 10cm)">
          <draw:image xlink:href="Pictures/100000000000014C000000593BE5C475A1B3B873.png" xlink:type="simple" xlink:show="embed" xlink:actuate="onLoad">
            <text:p/>
          </draw:image>
        </draw:frame>
        <draw:frame draw:style-name="gr1" draw:text-style-name="P1" draw:layer="layout" svg:width="8.2cm" svg:height="1.342cm" svg:x="8.6cm" svg:y="8.413cm">
          <draw:image xlink:href="Pictures/100002010000015000000037F93763D5B07B5B23.png" xlink:type="simple" xlink:show="embed" xlink:actuate="onLoad">
            <text:p/>
          </draw:image>
        </draw:frame>
        <draw:frame draw:style-name="gr1" draw:text-style-name="P1" draw:layer="layout" svg:width="4.788cm" svg:height="1.427cm" svg:x="16.2cm" svg:y="3.574cm">
          <draw:image xlink:href="Pictures/10000201000000B500000036E313638703C169D3.png" xlink:type="simple" xlink:show="embed" xlink:actuate="onLoad">
            <text:p/>
          </draw:image>
        </draw:frame>
        <draw:custom-shape draw:style-name="gr12" draw:text-style-name="P1" draw:layer="layout" svg:width="1.9cm" svg:height="0.8cm" svg:x="16.4cm" svg:y="4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17.9cm" svg:y="4cm">
          <text:p text:style-name="P5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cm" svg:height="0.8cm" svg:x="8.8cm" svg:y="15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10.4cm" svg:y="15.5cm">
          <text:p text:style-name="P5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draw:frame draw:style-name="gr1" draw:text-style-name="P1" draw:layer="layout" svg:width="20.729cm" svg:height="15.4cm" svg:x="0.4cm" svg:y="3.3cm">
          <draw:image xlink:href="Pictures/10000201000003060000023F69910DCA48FFCA08.png" xlink:type="simple" xlink:show="embed" xlink:actuate="onLoad">
            <text:p/>
          </draw:image>
        </draw:frame>
        <draw:frame draw:style-name="gr15" draw:text-style-name="P2" draw:layer="layout" svg:width="5cm" svg:height="1.547cm" svg:x="2.8cm" svg:y="0.8cm">
          <draw:text-box>
            <text:p><text:span text:style-name="T1">8. </text:span><text:span text:style-name="T1">복습</text:span></text:p>
          </draw:text-box>
        </draw:frame>
        <draw:custom-shape draw:style-name="gr3" draw:text-style-name="P8" draw:layer="layout" svg:width="5.4cm" svg:height="9.6cm" svg:x="22cm" svg:y="3.6cm">
          <text:p text:style-name="P3"><text:span text:style-name="T1">스토리 설명</text:span></text:p>
          <text:p text:style-name="P3"><text:span text:style-name="T2"/></text:p>
          <text:p text:style-name="P3"><text:span text:style-name="T3">1. </text:span><text:span text:style-name="T3">복습</text:span></text:p>
          <text:p text:style-name="P3"><text:span text:style-name="T3"/></text:p>
          <text:p text:style-name="P3"><text:span text:style-name="T3">2.</text:span><text:span text:style-name="T3">응시하기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4cm" svg:height="0.818cm" svg:x="6.1cm" svg:y="6.8cm">
          <draw:text-box>
            <text:p><text:span text:style-name="T2">복습</text:span></text:p>
          </draw:text-box>
        </draw:frame>
        <draw:frame draw:style-name="gr1" draw:text-style-name="P1" draw:layer="layout" svg:width="12.8cm" svg:height="1.637cm" svg:x="6.4cm" svg:y="8.4cm">
          <draw:image xlink:href="Pictures/10000000000002A800000057DCF9C6E211E6C487.png" xlink:type="simple" xlink:show="embed" xlink:actuate="onLoad">
            <text:p/>
          </draw:image>
        </draw:frame>
        <draw:frame draw:style-name="gr1" draw:text-style-name="P1" draw:layer="layout" svg:width="12.017cm" svg:height="5.759cm" svg:x="6.5cm" svg:y="10.9cm">
          <draw:image xlink:href="Pictures/10000000000002ED00000167794AC34A2287D66E.png" xlink:type="simple" xlink:show="embed" xlink:actuate="onLoad">
            <text:p/>
          </draw:image>
        </draw:frame>
        <draw:frame draw:style-name="gr1" draw:text-style-name="P1" draw:layer="layout" svg:width="4.788cm" svg:height="1.427cm" svg:x="16.2cm" svg:y="3.574cm">
          <draw:image xlink:href="Pictures/10000201000000B500000036E313638703C169D3.png" xlink:type="simple" xlink:show="embed" xlink:actuate="onLoad">
            <text:p/>
          </draw:image>
        </draw:frame>
        <draw:custom-shape draw:style-name="gr8" draw:text-style-name="P1" draw:layer="layout" svg:width="1cm" svg:height="0.8cm" svg:x="18.4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19.1cm" svg:y="4.2cm">
          <text:p text:style-name="P5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3cm" svg:height="0.8cm" svg:x="15.6cm" svg:y="9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16.6cm" svg:y="8.9cm">
          <text:p text:style-name="P5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fill-image draw:name="background" xlink:href="Pictures/10000000000001F400000177843E31A4324F1296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5:31:43.283000000</meta:creation-date>
    <dc:date>2016-03-23T20:33:52.765000000</dc:date>
    <meta:editing-duration>PT2H55M11S</meta:editing-duration>
    <meta:editing-cycles>21</meta:editing-cycles>
    <meta:generator>LibreOffice/5.0.5.2$Windows_x86 LibreOffice_project/55b006a02d247b5f7215fc6ea0fde844b30035b3</meta:generator>
    <meta:document-statistic meta:object-count="136"/>
  </office:meta>
</office:document-meta>
</file>